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0571e1" officeooo:paragraph-rsid="000571e1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and Future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6:14.961000000</meta:creation-date>
    <dc:date>2014-12-08T18:06:50.529000000</dc:date>
    <meta:editing-duration>PT35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4.3.0.4$Windows_x86 LibreOffice_project/62ad5818884a2fc2e5780dd45466868d41009ec0</meta:generator>
  </office:meta>
</office:document-meta>
</file>